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language="fr" fo:country="FR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fo:language="fr" fo:country="FR"/>
    </style:style>
    <style:style style:name="T4" style:parent-style-name="DefaultParagraphFont" style:family="text">
      <style:text-properties style:font-name="MS Mincho" style:font-name-asian="MS Mincho" style:font-name-complex="MS Mincho"/>
    </style:style>
    <style:style style:name="P5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 style:text-position="sub 58.3%" fo:font-size="12pt" style:font-size-asian="12pt" style:font-size-complex="12pt"/>
    </style:style>
    <style:style style:name="P6" style:parent-style-name="Normal" style:family="paragraph">
      <style:paragraph-properties fo:text-align="justify" fo:margin-bottom="0.0319in" fo:line-height="100%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Ru1" style:family="ruby">
      <style:ruby-properties style:ruby-align="distribute-space" style:ruby-position="above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Ru2" style:family="ruby">
      <style:ruby-properties style:ruby-align="distribute-space" style:ruby-position="above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 fo:margin-bottom="0.0319in" fo:line-height="100%"/>
    </style:style>
    <style:style style:name="T18" style:parent-style-name="DefaultParagraphFont" style:family="text">
      <style:text-properties style:text-position="sub 66.6%" fo:font-size="12pt" style:font-size-asian="12pt" style:font-size-complex="12pt"/>
    </style:style>
    <style:style style:name="P19" style:parent-style-name="Normal" style:family="paragraph">
      <style:paragraph-properties fo:text-align="justify" fo:margin-bottom="0.0319in" fo:line-height="100%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Ru3" style:family="ruby">
      <style:ruby-properties style:ruby-align="distribute-space" style:ruby-position="above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Ru4" style:family="ruby">
      <style:ruby-properties style:ruby-align="distribute-space" style:ruby-position="above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Ru5" style:family="ruby">
      <style:ruby-properties style:ruby-align="distribute-space" style:ruby-position="above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Ru6" style:family="ruby">
      <style:ruby-properties style:ruby-align="distribute-space" style:ruby-position="above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justify" fo:margin-bottom="0.0319in" fo:line-height="100%"/>
      <style:text-properties style:text-position="sub 66.6%" fo:font-size="12pt" style:font-size-asian="12pt" style:font-size-complex="12pt"/>
    </style:style>
    <style:style style:name="P36" style:parent-style-name="Normal" style:family="paragraph">
      <style:paragraph-properties fo:text-align="justify" fo:margin-bottom="0.0319in" fo:line-height="100%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Ru7" style:family="ruby">
      <style:ruby-properties style:ruby-align="distribute-space" style:ruby-position="above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Ru8" style:family="ruby">
      <style:ruby-properties style:ruby-align="distribute-space" style:ruby-position="above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 fo:margin-bottom="0.0319in" fo:line-height="100%" fo:margin-left="0.5in">
        <style:tab-stops/>
      </style:paragraph-properties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 fo:margin-bottom="0.0319in" fo:line-height="100%"/>
      <style:text-properties style:text-position="sub 66.6%" fo:font-size="12pt" style:font-size-asian="12pt" style:font-size-complex="12pt"/>
    </style:style>
    <style:style style:name="P53" style:parent-style-name="Normal" style:family="paragraph">
      <style:paragraph-properties fo:text-align="justify" fo:margin-bottom="0.0319in" fo:line-height="100%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Ru9" style:family="ruby">
      <style:ruby-properties style:ruby-align="distribute-space" style:ruby-position="above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Ru10" style:family="ruby">
      <style:ruby-properties style:ruby-align="distribute-space" style:ruby-position="above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Ru11" style:family="ruby">
      <style:ruby-properties style:ruby-align="distribute-space" style:ruby-position="above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Ru12" style:family="ruby">
      <style:ruby-properties style:ruby-align="distribute-space" style:ruby-position="above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74" style:parent-style-name="Normal" style:family="paragraph">
      <style:paragraph-properties fo:text-align="justify" fo:margin-bottom="0.0319in" fo:line-height="100%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Ru13" style:family="ruby">
      <style:ruby-properties style:ruby-align="distribute-space" style:ruby-position="above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Normal" style:family="paragraph">
      <style:paragraph-properties fo:text-align="justify" fo:margin-bottom="0.0319in" fo:line-height="100%"/>
      <style:text-properties style:text-position="sub 66.6%" fo:font-size="12pt" style:font-size-asian="12pt" style:font-size-complex="12pt"/>
    </style:style>
    <style:style style:name="P87" style:parent-style-name="Normal" style:family="paragraph">
      <style:paragraph-properties fo:text-align="justify" fo:margin-bottom="0.0319in" fo:line-height="100%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Ru14" style:family="ruby">
      <style:ruby-properties style:ruby-align="distribute-space" style:ruby-position="above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Ru15" style:family="ruby">
      <style:ruby-properties style:ruby-align="distribute-space" style:ruby-position="above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Ru16" style:family="ruby">
      <style:ruby-properties style:ruby-align="distribute-space" style:ruby-position="above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Ru17" style:family="ruby">
      <style:ruby-properties style:ruby-align="distribute-space" style:ruby-position="above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Ru18" style:family="ruby">
      <style:ruby-properties style:ruby-align="distribute-space" style:ruby-position="above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Ru19" style:family="ruby">
      <style:ruby-properties style:ruby-align="distribute-space" style:ruby-position="above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Ru20" style:family="ruby">
      <style:ruby-properties style:ruby-align="distribute-space" style:ruby-position="above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Normal" style:family="paragraph">
      <style:paragraph-properties fo:text-align="justify" fo:margin-bottom="0.0319in" fo:line-height="100%" fo:text-indent="0.5in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Ru21" style:family="ruby">
      <style:ruby-properties style:ruby-align="distribute-space" style:ruby-position="above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Ru22" style:family="ruby">
      <style:ruby-properties style:ruby-align="distribute-space" style:ruby-position="above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Ru23" style:family="ruby">
      <style:ruby-properties style:ruby-align="distribute-space" style:ruby-position="above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Ru24" style:family="ruby">
      <style:ruby-properties style:ruby-align="distribute-space" style:ruby-position="above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Ru25" style:family="ruby">
      <style:ruby-properties style:ruby-align="distribute-space" style:ruby-position="above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P129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30" style:parent-style-name="Normal" style:family="paragraph">
      <style:paragraph-properties fo:text-align="justify" fo:margin-bottom="0.0319in" fo:line-height="100%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Ru26" style:family="ruby">
      <style:ruby-properties style:ruby-align="distribute-space" style:ruby-position="above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Ru27" style:family="ruby">
      <style:ruby-properties style:ruby-align="distribute-space" style:ruby-position="above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 fo:margin-bottom="0.0319in" fo:line-height="100%"/>
      <style:text-properties style:text-position="sub 66.6%" fo:font-size="12pt" style:font-size-asian="12pt" style:font-size-complex="12pt"/>
    </style:style>
    <style:style style:name="P143" style:parent-style-name="Normal" style:family="paragraph">
      <style:paragraph-properties fo:text-align="justify" fo:margin-bottom="0.0319in" fo:line-height="100%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Ru28" style:family="ruby">
      <style:ruby-properties style:ruby-align="distribute-space" style:ruby-position="above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Ru29" style:family="ruby">
      <style:ruby-properties style:ruby-align="distribute-space" style:ruby-position="above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Ru30" style:family="ruby">
      <style:ruby-properties style:ruby-align="distribute-space" style:ruby-position="above"/>
    </style:style>
    <style:style style:name="T155" style:parent-style-name="DefaultParagraphFont" style:family="text">
      <style:text-properties fo:font-size="12pt" style:font-size-asian="12pt" style:font-size-complex="12pt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Ru31" style:family="ruby">
      <style:ruby-properties style:ruby-align="distribute-space" style:ruby-position="above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P161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62" style:parent-style-name="Normal" style:family="paragraph">
      <style:paragraph-properties fo:text-align="justify" fo:margin-bottom="0.0319in" fo:line-height="100%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Ru32" style:family="ruby">
      <style:ruby-properties style:ruby-align="distribute-space" style:ruby-position="above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P173" style:parent-style-name="Normal" style:family="paragraph">
      <style:paragraph-properties fo:text-align="justify" fo:margin-bottom="0.0319in" fo:line-height="100%"/>
      <style:text-properties style:text-position="sub 66.6%" fo:font-size="12pt" style:font-size-asian="12pt" style:font-size-complex="12pt"/>
    </style:style>
    <style:style style:name="P174" style:parent-style-name="Normal" style:family="paragraph">
      <style:paragraph-properties fo:text-align="justify" fo:margin-bottom="0.0319in" fo:line-height="100%"/>
    </style:style>
    <style:style style:name="T175" style:parent-style-name="DefaultParagraphFon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ize="12pt" style:font-size-asian="12pt" style:font-size-complex="12pt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Ru33" style:family="ruby">
      <style:ruby-properties style:ruby-align="distribute-space" style:ruby-position="above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Ru34" style:family="ruby">
      <style:ruby-properties style:ruby-align="distribute-space" style:ruby-position="above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Ru35" style:family="ruby">
      <style:ruby-properties style:ruby-align="distribute-space" style:ruby-position="above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Ru36" style:family="ruby">
      <style:ruby-properties style:ruby-align="distribute-space" style:ruby-position="above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fo:font-size="12pt" style:font-size-asian="12pt" style:font-size-complex="12pt"/>
    </style:style>
    <style:style style:name="P191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92" style:parent-style-name="Normal" style:family="paragraph">
      <style:paragraph-properties fo:text-align="justify" fo:margin-bottom="0.0319in" fo:line-height="100%"/>
      <style:text-properties fo:font-size="12pt" style:font-size-asian="12pt" style:font-size-complex="12pt"/>
    </style:style>
    <style:style style:name="P193" style:parent-style-name="Normal" style:family="paragraph">
      <style:paragraph-properties fo:break-before="page" fo:text-align="justify"/>
      <style:text-properties style:font-name="MS Mincho" style:font-name-asian="MS Mincho" style:font-name-complex="MS Mincho"/>
    </style:style>
    <style:style style:name="P194" style:parent-style-name="Normal" style:family="paragraph">
      <style:paragraph-properties fo:text-align="justify"/>
    </style:style>
    <style:style style:name="P195" style:parent-style-name="ListParagraph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 fo:margin-bottom="0.0319in" fo:line-height="100%"/>
    </style:style>
    <style:style style:name="T198" style:parent-style-name="DefaultParagraphFont" style:family="text">
      <style:text-properties style:text-position="sub 59%"/>
    </style:style>
    <style:style style:name="P199" style:parent-style-name="Normal" style:family="paragraph">
      <style:paragraph-properties fo:text-align="justify" fo:margin-bottom="0.0319in" fo:line-height="100%"/>
    </style:style>
    <style:style style:name="T20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1" style:parent-style-name="Normal" style:list-style-name="LFO1" style:family="paragraph">
      <style:paragraph-properties fo:text-align="justify" fo:margin-bottom="0in" fo:line-height="100%"/>
    </style:style>
    <style:style style:name="T202" style:parent-style-name="DefaultParagraphFont" style:family="text">
      <style:text-properties style:text-position="sub 59%"/>
    </style:style>
    <style:style style:name="P203" style:parent-style-name="ListParagraph" style:list-style-name="LFO2" style:family="paragraph">
      <style:paragraph-properties fo:text-align="justify" fo:margin-bottom="0in" fo:line-height="100%"/>
    </style:style>
    <style:style style:name="T204" style:parent-style-name="DefaultParagraphFont" style:family="text">
      <style:text-properties fo:language="fr" fo:country="FR"/>
    </style:style>
    <style:style style:name="T205" style:parent-style-name="DefaultParagraphFont" style:family="text">
      <style:text-properties fo:language="fr" fo:country="FR"/>
    </style:style>
    <style:style style:name="T206" style:parent-style-name="DefaultParagraphFont" style:family="text">
      <style:text-properties fo:language="fr" fo:country="FR"/>
    </style:style>
    <style:style style:name="P207" style:parent-style-name="ListParagraph" style:list-style-name="LFO2" style:family="paragraph">
      <style:paragraph-properties fo:text-align="justify" fo:margin-bottom="0in" fo:line-height="100%"/>
    </style:style>
    <style:style style:name="T208" style:parent-style-name="DefaultParagraphFont" style:family="text">
      <style:text-properties style:text-position="sub 59%" fo:language="fr" fo:country="FR"/>
    </style:style>
    <style:style style:name="P209" style:parent-style-name="ListParagraph" style:list-style-name="LFO2" style:family="paragraph">
      <style:paragraph-properties fo:text-align="justify" fo:margin-bottom="0in" fo:line-height="100%"/>
    </style:style>
    <style:style style:name="T210" style:parent-style-name="DefaultParagraphFont" style:family="text">
      <style:text-properties fo:language="fr" fo:country="FR"/>
    </style:style>
    <style:style style:name="T211" style:parent-style-name="DefaultParagraphFont" style:family="text">
      <style:text-properties fo:language="fr" fo:country="FR"/>
    </style:style>
    <style:style style:name="T212" style:parent-style-name="DefaultParagraphFont" style:family="text">
      <style:text-properties fo:language="fr" fo:country="FR"/>
    </style:style>
    <style:style style:name="P213" style:parent-style-name="ListParagraph" style:family="paragraph">
      <style:paragraph-properties fo:text-align="justify" fo:margin-bottom="0.0319in" fo:line-height="100%"/>
    </style:style>
    <style:style style:name="P214" style:parent-style-name="ListParagraph" style:family="paragraph">
      <style:paragraph-properties fo:text-align="justify" fo:margin-bottom="0.0319in" fo:line-height="100%"/>
    </style:style>
    <style:style style:name="T215" style:parent-style-name="DefaultParagraphFont" style:family="text">
      <style:text-properties fo:language="fr" fo:country="FR"/>
    </style:style>
    <style:style style:name="T216" style:parent-style-name="DefaultParagraphFont" style:family="text">
      <style:text-properties fo:language="fr" fo:country="FR"/>
    </style:style>
    <style:style style:name="T217" style:parent-style-name="DefaultParagraphFont" style:family="text">
      <style:text-properties style:text-position="sub 59%" fo:language="fr" fo:country="FR"/>
    </style:style>
    <style:style style:name="T218" style:parent-style-name="DefaultParagraphFont" style:family="text">
      <style:text-properties style:text-position="sub 63.6%" fo:language="fr" fo:country="FR"/>
    </style:style>
    <style:style style:name="T219" style:parent-style-name="DefaultParagraphFont" style:family="text">
      <style:text-properties style:text-position="sub 59%" fo:language="fr" fo:country="FR"/>
    </style:style>
    <style:style style:name="P220" style:parent-style-name="Normal" style:family="paragraph">
      <style:paragraph-properties fo:text-align="justify" fo:line-height="100%"/>
    </style:style>
    <style:style style:name="T221" style:parent-style-name="DefaultParagraphFont" style:family="text">
      <style:text-properties fo:language="fr" fo:country="FR"/>
    </style:style>
    <style:style style:name="T222" style:parent-style-name="DefaultParagraphFont" style:family="text">
      <style:text-properties fo:language="fr" fo:country="FR"/>
    </style:style>
    <style:style style:name="T2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24" style:parent-style-name="Normal" style:list-style-name="LFO3" style:family="paragraph">
      <style:paragraph-properties fo:text-align="justify" fo:margin-bottom="0.0319in" fo:line-height="100%"/>
    </style:style>
    <style:style style:name="T225" style:parent-style-name="DefaultParagraphFont" style:family="text">
      <style:text-properties style:text-position="sub 59%" fo:language="fr" fo:country="FR"/>
    </style:style>
    <style:style style:name="P226" style:parent-style-name="ListParagraph" style:list-style-name="LFO4" style:family="paragraph">
      <style:paragraph-properties fo:text-align="justify" fo:margin-bottom="0.0319in" fo:line-height="100%"/>
    </style:style>
    <style:style style:name="T227" style:parent-style-name="DefaultParagraphFont" style:family="text">
      <style:text-properties fo:language="fr" fo:country="FR"/>
    </style:style>
    <style:style style:name="T228" style:parent-style-name="DefaultParagraphFont" style:family="text">
      <style:text-properties fo:language="fr" fo:country="FR"/>
    </style:style>
    <style:style style:name="P229" style:parent-style-name="ListParagraph" style:list-style-name="LFO4" style:family="paragraph">
      <style:paragraph-properties fo:text-align="justify" fo:margin-bottom="0.0319in" fo:line-height="100%"/>
    </style:style>
    <style:style style:name="T230" style:parent-style-name="DefaultParagraphFont" style:family="text">
      <style:text-properties fo:language="fr" fo:country="FR"/>
    </style:style>
    <style:style style:name="T231" style:parent-style-name="DefaultParagraphFont" style:family="text">
      <style:text-properties fo:language="fr" fo:country="FR"/>
    </style:style>
    <style:style style:name="T232" style:parent-style-name="DefaultParagraphFont" style:family="text">
      <style:text-properties style:text-position="sub 59%" fo:language="fr" fo:country="FR"/>
    </style:style>
    <style:style style:name="P233" style:parent-style-name="ListParagraph" style:list-style-name="LFO4" style:family="paragraph">
      <style:paragraph-properties fo:text-align="justify" fo:margin-bottom="0.0319in" fo:line-height="100%"/>
    </style:style>
    <style:style style:name="T234" style:parent-style-name="DefaultParagraphFont" style:family="text">
      <style:text-properties fo:language="fr" fo:country="FR"/>
    </style:style>
    <style:style style:name="T235" style:parent-style-name="DefaultParagraphFont" style:family="text">
      <style:text-properties fo:language="fr" fo:country="FR"/>
    </style:style>
    <style:style style:name="P236" style:parent-style-name="ListParagraph" style:family="paragraph">
      <style:paragraph-properties fo:text-align="justify" fo:line-height="100%" fo:margin-left="0in">
        <style:tab-stops/>
      </style:paragraph-properties>
      <style:text-properties fo:language="fr" fo:country="FR"/>
    </style:style>
    <style:style style:name="P237" style:parent-style-name="ListParagraph" style:family="paragraph">
      <style:paragraph-properties fo:text-align="justify" fo:margin-bottom="0.0319in" fo:line-height="100%" fo:margin-left="0in">
        <style:tab-stops/>
      </style:paragraph-properties>
    </style:style>
    <style:style style:name="T238" style:parent-style-name="DefaultParagraphFont" style:family="text">
      <style:text-properties fo:language="fr" fo:country="FR"/>
    </style:style>
    <style:style style:name="T239" style:parent-style-name="DefaultParagraphFont" style:family="text">
      <style:text-properties style:text-position="sub 59%" fo:language="fr" fo:country="FR"/>
    </style:style>
    <style:style style:name="T240" style:parent-style-name="DefaultParagraphFont" style:family="text">
      <style:text-properties style:text-position="sub 63.6%" fo:language="fr" fo:country="FR"/>
    </style:style>
    <style:style style:name="T241" style:parent-style-name="DefaultParagraphFont" style:family="text">
      <style:text-properties style:text-position="sub 59%" fo:language="fr" fo:country="FR"/>
    </style:style>
    <style:style style:name="P242" style:parent-style-name="Normal" style:family="paragraph">
      <style:paragraph-properties fo:text-align="justify" fo:margin-bottom="0.0715in" fo:line-height="100%"/>
    </style:style>
    <style:style style:name="P243" style:parent-style-name="Normal" style:family="paragraph">
      <style:paragraph-properties fo:text-align="justify" fo:margin-bottom="0.0319in" fo:line-height="100%"/>
    </style:style>
    <style:style style:name="P244" style:parent-style-name="Normal" style:family="paragraph">
      <style:paragraph-properties fo:text-align="justify" fo:margin-bottom="0.0319in" fo:line-height="100%"/>
    </style:style>
    <style:style style:name="P245" style:parent-style-name="Normal" style:family="paragraph">
      <style:paragraph-properties fo:text-align="justify"/>
    </style:style>
    <style:style style:name="P246" style:parent-style-name="Normal" style:family="paragraph">
      <style:paragraph-properties fo:text-align="justify"/>
    </style:style>
    <style:style style:name="P247" style:parent-style-name="Normal" style:family="paragraph">
      <style:paragraph-properties fo:text-align="justify"/>
    </style:style>
    <style:style style:name="P248" style:parent-style-name="Normal" style:family="paragraph">
      <style:paragraph-properties fo:break-before="page" fo:text-align="justify"/>
    </style:style>
    <style:style style:name="P249" style:parent-style-name="Normal" style:family="paragraph">
      <style:paragraph-properties fo:text-align="justify" fo:margin-bottom="0.0319in" fo:line-height="100%"/>
    </style:style>
    <style:style style:name="T250" style:parent-style-name="DefaultParagraphFont" style:family="text">
      <style:text-properties style:text-position="sub 59%"/>
    </style:style>
    <style:style style:name="P251" style:parent-style-name="Normal" style:family="paragraph">
      <style:paragraph-properties fo:text-align="justify" fo:margin-bottom="0.0319in" fo:line-height="100%"/>
    </style:style>
    <style:style style:name="T2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53" style:parent-style-name="Normal" style:list-style-name="LFO5" style:family="paragraph">
      <style:paragraph-properties fo:text-align="justify" fo:margin-bottom="0.0319in" fo:line-height="100%"/>
      <style:text-properties style:text-position="sub 63.6%"/>
    </style:style>
    <style:style style:name="P254" style:parent-style-name="ListParagraph" style:list-style-name="LFO6" style:family="paragraph">
      <style:paragraph-properties fo:text-align="justify" fo:margin-bottom="0.0319in" fo:line-height="100%"/>
      <style:text-properties fo:language="fr" fo:country="FR"/>
    </style:style>
    <style:style style:name="P255" style:parent-style-name="ListParagraph" style:list-style-name="LFO6" style:family="paragraph">
      <style:paragraph-properties fo:text-align="justify" fo:margin-bottom="0.0319in" fo:line-height="100%"/>
    </style:style>
    <style:style style:name="T256" style:parent-style-name="DefaultParagraphFont" style:family="text">
      <style:text-properties fo:language="fr" fo:country="FR"/>
    </style:style>
    <style:style style:name="T257" style:parent-style-name="DefaultParagraphFont" style:family="text">
      <style:text-properties style:text-position="sub 59%" fo:language="fr" fo:country="FR"/>
    </style:style>
    <style:style style:name="P258" style:parent-style-name="ListParagraph" style:list-style-name="LFO6" style:family="paragraph">
      <style:paragraph-properties fo:text-align="justify" fo:margin-bottom="0.0319in" fo:line-height="100%"/>
      <style:text-properties fo:language="fr" fo:country="FR"/>
    </style:style>
    <style:style style:name="P259" style:parent-style-name="ListParagraph" style:family="paragraph">
      <style:paragraph-properties fo:text-align="justify" fo:margin-left="0in">
        <style:tab-stops/>
      </style:paragraph-properties>
      <style:text-properties fo:language="fr" fo:country="FR"/>
    </style:style>
    <style:style style:name="P260" style:parent-style-name="ListParagraph" style:family="paragraph">
      <style:paragraph-properties fo:text-align="justify" fo:margin-bottom="0.0319in" fo:line-height="100%" fo:margin-left="0in">
        <style:tab-stops/>
      </style:paragraph-properties>
    </style:style>
    <style:style style:name="T261" style:parent-style-name="DefaultParagraphFont" style:family="text">
      <style:text-properties fo:language="fr" fo:country="FR"/>
    </style:style>
    <style:style style:name="T262" style:parent-style-name="DefaultParagraphFont" style:family="text">
      <style:text-properties fo:language="fr" fo:country="FR"/>
    </style:style>
    <style:style style:name="T263" style:parent-style-name="DefaultParagraphFont" style:family="text">
      <style:text-properties style:text-position="sub 59%" fo:language="fr" fo:country="FR"/>
    </style:style>
    <style:style style:name="T264" style:parent-style-name="DefaultParagraphFont" style:family="text">
      <style:text-properties style:text-position="sub 63.6%" fo:language="fr" fo:country="FR"/>
    </style:style>
    <style:style style:name="T265" style:parent-style-name="DefaultParagraphFont" style:family="text">
      <style:text-properties style:text-position="sub 63.6%" fo:language="fr" fo:country="FR"/>
    </style:style>
    <style:style style:name="T266" style:parent-style-name="DefaultParagraphFont" style:family="text">
      <style:text-properties style:text-position="sub 63.6%" fo:language="fr" fo:country="FR"/>
    </style:style>
    <style:style style:name="T267" style:parent-style-name="DefaultParagraphFont" style:family="text">
      <style:text-properties style:text-position="sub 59%" fo:language="fr" fo:country="FR"/>
    </style:style>
    <style:style style:name="T268" style:parent-style-name="DefaultParagraphFont" style:family="text">
      <style:text-properties style:text-position="sub 63.6%" fo:language="fr" fo:country="FR"/>
    </style:style>
    <style:style style:name="T269" style:parent-style-name="DefaultParagraphFont" style:family="text">
      <style:text-properties style:text-position="sub 59%" fo:language="fr" fo:country="FR"/>
    </style:style>
    <style:style style:name="P270" style:parent-style-name="Normal" style:family="paragraph">
      <style:paragraph-properties fo:text-align="justify" fo:margin-bottom="0in" fo:line-height="100%"/>
    </style:style>
    <style:style style:name="T2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3" style:parent-style-name="Normal" style:list-style-name="LFO7" style:family="paragraph">
      <style:paragraph-properties fo:text-align="justify" fo:margin-bottom="0in" fo:line-height="100%"/>
      <style:text-properties style:text-position="sub 63.6%"/>
    </style:style>
    <style:style style:name="P274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275" style:parent-style-name="ListParagraph" style:list-style-name="LFO8" style:family="paragraph">
      <style:paragraph-properties fo:text-align="justify" fo:margin-bottom="0in" fo:line-height="100%"/>
    </style:style>
    <style:style style:name="T276" style:parent-style-name="DefaultParagraphFont" style:family="text">
      <style:text-properties fo:language="fr" fo:country="FR"/>
    </style:style>
    <style:style style:name="T277" style:parent-style-name="DefaultParagraphFont" style:family="text">
      <style:text-properties fo:language="fr" fo:country="FR"/>
    </style:style>
    <style:style style:name="T278" style:parent-style-name="DefaultParagraphFont" style:family="text">
      <style:text-properties style:text-position="sub 59%" fo:language="fr" fo:country="FR"/>
    </style:style>
    <style:style style:name="T279" style:parent-style-name="DefaultParagraphFont" style:family="text">
      <style:text-properties style:text-position="sub 63.6%" fo:language="fr" fo:country="FR"/>
    </style:style>
    <style:style style:name="T280" style:parent-style-name="DefaultParagraphFont" style:family="text">
      <style:text-properties style:text-position="sub 59%" fo:language="fr" fo:country="FR"/>
    </style:style>
    <style:style style:name="P281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282" style:parent-style-name="ListParagraph" style:family="paragraph">
      <style:paragraph-properties fo:text-align="justify" fo:margin-left="0in">
        <style:tab-stops/>
      </style:paragraph-properties>
      <style:text-properties fo:language="fr" fo:country="FR"/>
    </style:style>
    <style:style style:name="P283" style:parent-style-name="ListParagraph" style:family="paragraph">
      <style:paragraph-properties fo:text-align="justify" fo:margin-bottom="0.0319in" fo:line-height="100%" fo:margin-left="0in">
        <style:tab-stops/>
      </style:paragraph-properties>
      <style:text-properties fo:language="fr" fo:country="FR"/>
    </style:style>
    <style:style style:name="P284" style:parent-style-name="Normal" style:family="paragraph">
      <style:paragraph-properties fo:text-align="justify" fo:margin-bottom="0.0319in" fo:line-height="100%"/>
    </style:style>
    <style:style style:name="P285" style:parent-style-name="Normal" style:family="paragraph">
      <style:paragraph-properties fo:text-align="justify"/>
    </style:style>
    <style:style style:name="P286" style:parent-style-name="Normal" style:family="paragraph">
      <style:paragraph-properties fo:text-align="justify"/>
    </style:style>
    <style:style style:name="P287" style:parent-style-name="Normal" style:family="paragraph">
      <style:paragraph-properties fo:text-align="justify"/>
    </style:style>
    <style:style style:name="P288" style:parent-style-name="Normal" style:family="paragraph">
      <style:paragraph-properties fo:text-align="justify" fo:margin-bottom="0.0319in" fo:line-height="100%"/>
    </style:style>
    <style:style style:name="T289" style:parent-style-name="DefaultParagraphFont" style:family="text">
      <style:text-properties style:text-position="sub 59%"/>
    </style:style>
    <style:style style:name="T290" style:parent-style-name="DefaultParagraphFont" style:family="text">
      <style:text-properties style:text-position="sub 63.6%"/>
    </style:style>
    <style:style style:name="T291" style:parent-style-name="DefaultParagraphFont" style:family="text">
      <style:text-properties style:text-position="sub 59%"/>
    </style:style>
    <style:style style:name="T292" style:parent-style-name="DefaultParagraphFont" style:family="text">
      <style:text-properties style:text-position="sub 63.6%"/>
    </style:style>
    <style:style style:name="T293" style:parent-style-name="DefaultParagraphFont" style:family="text">
      <style:text-properties style:text-position="sub 59%"/>
    </style:style>
    <style:style style:name="P294" style:parent-style-name="Normal" style:family="paragraph">
      <style:paragraph-properties fo:text-align="justify" fo:margin-bottom="0.0319in" fo:line-height="100%"/>
    </style:style>
    <style:style style:name="T29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6" style:parent-style-name="Normal" style:family="paragraph">
      <style:paragraph-properties fo:text-align="justify" fo:margin-bottom="0.0319in" fo:line-height="100%"/>
      <style:text-properties fo:language="fr" fo:country="FR"/>
    </style:style>
    <style:style style:name="P297" style:parent-style-name="Normal" style:family="paragraph">
      <style:paragraph-properties fo:text-align="justify" fo:margin-bottom="0.0319in" fo:line-height="100%"/>
    </style:style>
    <style:style style:name="T298" style:parent-style-name="DefaultParagraphFont" style:family="text">
      <style:text-properties fo:language="fr" fo:country="FR"/>
    </style:style>
    <style:style style:name="T299" style:parent-style-name="DefaultParagraphFont" style:family="text">
      <style:text-properties style:text-position="sub 59%" fo:language="fr" fo:country="FR"/>
    </style:style>
    <style:style style:name="P300" style:parent-style-name="Normal" style:family="paragraph">
      <style:paragraph-properties fo:text-align="justify" fo:margin-bottom="0.0319in" fo:line-height="100%"/>
    </style:style>
    <style:style style:name="T30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2" style:parent-style-name="ListParagraph" style:family="paragraph">
      <style:paragraph-properties fo:text-align="justify"/>
      <style:text-properties fo:language="fr" fo:country="FR"/>
    </style:style>
    <style:style style:name="P303" style:parent-style-name="ListParagraph" style:family="paragraph">
      <style:paragraph-properties fo:text-align="justify" fo:margin-bottom="0.0319in" fo:line-height="100%" fo:margin-left="0in">
        <style:tab-stops/>
      </style:paragraph-properties>
      <style:text-properties fo:language="fr" fo:country="FR"/>
    </style:style>
    <style:style style:name="P304" style:parent-style-name="Normal" style:family="paragraph">
      <style:paragraph-properties fo:text-align="justify" fo:margin-bottom="0.0319in" fo:line-height="100%"/>
    </style:style>
    <style:style style:name="P305" style:parent-style-name="Normal" style:family="paragraph">
      <style:paragraph-properties fo:text-align="justify"/>
    </style:style>
    <style:style style:name="P306" style:parent-style-name="Normal" style:family="paragraph">
      <style:paragraph-properties fo:text-align="justify" fo:margin-bottom="0.0319in" fo:line-height="100%"/>
    </style:style>
    <style:style style:name="T307" style:parent-style-name="DefaultParagraphFont" style:family="text">
      <style:text-properties style:text-position="sub 59%"/>
    </style:style>
    <style:style style:name="T308" style:parent-style-name="DefaultParagraphFont" style:family="text">
      <style:text-properties style:text-position="sub 59%"/>
    </style:style>
    <style:style style:name="P309" style:parent-style-name="Normal" style:family="paragraph">
      <style:paragraph-properties fo:text-align="justify" fo:margin-bottom="0.0319in" fo:line-height="100%"/>
    </style:style>
    <style:style style:name="T3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2" style:parent-style-name="Normal" style:list-style-name="LFO9" style:family="paragraph">
      <style:paragraph-properties fo:text-align="justify" fo:margin-bottom="0.0319in" fo:line-height="100%"/>
    </style:style>
    <style:style style:name="P313" style:parent-style-name="ListParagraph" style:list-style-name="LFO10" style:family="paragraph">
      <style:paragraph-properties fo:text-align="justify" fo:margin-bottom="0.0319in" fo:line-height="100%"/>
      <style:text-properties fo:language="fr" fo:country="FR"/>
    </style:style>
    <style:style style:name="P314" style:parent-style-name="Normal" style:family="paragraph">
      <style:paragraph-properties fo:text-align="justify"/>
      <style:text-properties fo:language="fr" fo:country="FR"/>
    </style:style>
    <style:style style:name="P315" style:parent-style-name="Normal" style:family="paragraph">
      <style:paragraph-properties fo:text-align="justify"/>
      <style:text-properties fo:language="fr" fo:country="FR"/>
    </style:style>
    <style:style style:name="P316" style:parent-style-name="Normal" style:family="paragraph">
      <style:paragraph-properties fo:break-before="page" fo:text-align="justify"/>
    </style:style>
    <style:style style:name="P317" style:parent-style-name="Normal" style:family="paragraph">
      <style:paragraph-properties fo:text-align="justify"/>
    </style:style>
    <style:style style:name="P318" style:parent-style-name="ListParagraph" style:list-style-name="LFO10" style:family="paragraph">
      <style:paragraph-properties fo:text-align="justify"/>
    </style:style>
    <style:style style:name="P319" style:parent-style-name="ListParagraph" style:list-style-name="LFO10" style:family="paragraph">
      <style:paragraph-properties fo:text-align="justify"/>
    </style:style>
    <style:style style:name="P320" style:parent-style-name="ListParagraph" style:list-style-name="LFO10" style:family="paragraph">
      <style:paragraph-properties fo:text-align="justify"/>
    </style:style>
    <style:style style:name="P321" style:parent-style-name="ListParagraph" style:list-style-name="LFO10" style:family="paragraph">
      <style:paragraph-properties fo:text-align="justify"/>
    </style:style>
    <style:style style:name="P322" style:parent-style-name="ListParagraph" style:list-style-name="LFO10" style:family="paragraph">
      <style:paragraph-properties fo:text-align="justify"/>
    </style:style>
    <style:style style:name="P323" style:parent-style-name="ListParagraph" style:list-style-name="LFO10" style:family="paragraph">
      <style:paragraph-properties fo:text-align="justify"/>
    </style:style>
    <style:style style:name="T324" style:parent-style-name="DefaultParagraphFont" style:family="text">
      <style:text-properties style:font-name="MS Mincho" style:font-name-asian="MS Mincho" style:font-name-complex="MS Mincho"/>
    </style:style>
    <style:style style:name="P325" style:parent-style-name="Normal" style:family="paragraph">
      <style:paragraph-properties fo:text-align="justify"/>
    </style:style>
    <style:style style:name="P326" style:parent-style-name="Normal" style:family="paragraph">
      <style:paragraph-properties fo:text-align="justify"/>
    </style:style>
    <style:style style:name="T327" style:parent-style-name="DefaultParagraphFont" style:family="text">
      <style:text-properties style:font-name="MS Mincho" style:font-name-asian="MS Mincho" style:font-name-complex="MS Mincho"/>
    </style:style>
    <style:style style:name="P328" style:parent-style-name="Normal" style:family="paragraph">
      <style:paragraph-properties fo:text-align="justify"/>
    </style:style>
  </office:automatic-styles>
  <office:body>
    <office:text text:use-soft-page-breaks="true">
      <text:p text:style-name="P1">Leçon 31</text:p>
      <text:p text:style-name="P2"><text:span text:style-name="T3">2) b)<text:s/></text:span>会話を聞いて、空欄を埋めましょう<text:span text:style-name="T4">。</text:span></text:p>
      <text:p text:style-name="P5"/>
      <text:p text:style-name="P6"><text:span text:style-name="T7">小川</text:span><text:span text:style-name="T8"><text:s/></text:span><text:span text:style-name="T9">：</text:span><text:span text:style-name="T10"><text:s/></text:span><text:ruby text:style-name="Ru1"><text:ruby-base><text:span text:style-name="T11">来月</text:span></text:ruby-base><text:ruby-text text:style-name="WW_CharRuby1">らいげつ</text:ruby-text></text:ruby><text:span text:style-name="T12">から</text:span><text:ruby text:style-name="Ru2"><text:ruby-base><text:span text:style-name="T13">独身</text:span></text:ruby-base><text:ruby-text text:style-name="WW_CharRuby2">どくしん</text:ruby-text></text:ruby><text:span text:style-name="T14">です。</text:span></text:p>
      <text:p text:style-name="P15"/>
      <text:p text:style-name="P16">ミラー<text:s/>：<text:s/>えっ？</text:p>
      <text:p text:style-name="P17"><text:span text:style-name="T18"><text:tab/></text:span></text:p>
      <text:p text:style-name="P19"><text:span text:style-name="T20">小川</text:span><text:span text:style-name="T21"><text:s/></text:span><text:span text:style-name="T22">：</text:span><text:span text:style-name="T23"><text:s/></text:span><text:ruby text:style-name="Ru3"><text:ruby-base><text:span text:style-name="T24">実</text:span></text:ruby-base><text:ruby-text text:style-name="WW_CharRuby3">じつ</text:ruby-text></text:ruby><text:span text:style-name="T25">は、（</text:span><text:span text:style-name="T26"><text:s/></text:span><text:ruby text:style-name="Ru4"><text:ruby-base><text:span text:style-name="T27">大坂</text:span></text:ruby-base><text:ruby-text text:style-name="WW_CharRuby4">おおさか</text:ruby-text></text:ruby><text:span text:style-name="T28">の</text:span><text:ruby text:style-name="Ru5"><text:ruby-base><text:span text:style-name="T29">本社</text:span></text:ruby-base><text:ruby-text text:style-name="WW_CharRuby5">ほんしゃ</text:ruby-text></text:ruby><text:span text:style-name="T30">に</text:span><text:ruby text:style-name="Ru6"><text:ruby-base><text:span text:style-name="T31">転勤</text:span></text:ruby-base><text:ruby-text text:style-name="WW_CharRuby6">てんきん</text:ruby-text></text:ruby><text:span text:style-name="T32">な</text:span><text:span text:style-name="T33"><text:s/></text:span><text:span text:style-name="T34">）んです。</text:span></text:p>
      <text:p text:style-name="P35"/>
      <text:p text:style-name="P36"><text:span text:style-name="T37">ミラー</text:span><text:span text:style-name="T38"><text:s/></text:span><text:span text:style-name="T39">：</text:span><text:span text:style-name="T40"><text:s/></text:span><text:span text:style-name="T41">（</text:span><text:span text:style-name="T42"><text:s/></text:span><text:ruby text:style-name="Ru7"><text:ruby-base><text:span text:style-name="T43">本社</text:span></text:ruby-base><text:ruby-text text:style-name="WW_CharRuby7">ほんしゃ</text:ruby-text></text:ruby><text:span text:style-name="T44"><text:s/></text:span><text:span text:style-name="T45">）ですか？</text:span><text:span text:style-name="T46"><text:s/></text:span><text:span text:style-name="T47">それは、おめでとうございます。でも、どうして</text:span><text:span text:style-name="T48"><text:s/></text:span><text:ruby text:style-name="Ru8"><text:ruby-base><text:span text:style-name="T49">独身</text:span></text:ruby-base><text:ruby-text text:style-name="WW_CharRuby8">どくしん</text:ruby-text></text:ruby><text:span text:style-name="T50">に</text:span></text:p>
      <text:p text:style-name="P51"><text:s/><text:s text:c="8"/>なるんですか？</text:p>
      <text:p text:style-name="P52"/>
      <text:p text:style-name="P53"><text:span text:style-name="T54">小川</text:span><text:span text:style-name="T55"><text:s/></text:span><text:span text:style-name="T56">：</text:span><text:span text:style-name="T57"><text:s/></text:span><text:span text:style-name="T58">（</text:span><text:span text:style-name="T59"><text:s/></text:span><text:ruby text:style-name="Ru9"><text:ruby-base><text:span text:style-name="T60">妻</text:span></text:ruby-base><text:ruby-text text:style-name="WW_CharRuby9">つま</text:ruby-text></text:ruby><text:span text:style-name="T61">と</text:span><text:ruby text:style-name="Ru10"><text:ruby-base><text:span text:style-name="T62">子</text:span></text:ruby-base><text:ruby-text text:style-name="WW_CharRuby10">こ</text:ruby-text></text:ruby><text:span text:style-name="T63">ども</text:span><text:span text:style-name="T64"><text:s/></text:span><text:span text:style-name="T65">）は、（</text:span><text:span text:style-name="T66"><text:s/></text:span><text:ruby text:style-name="Ru11"><text:ruby-base><text:span text:style-name="T67">東京</text:span></text:ruby-base><text:ruby-text text:style-name="WW_CharRuby11">とうきょう</text:ruby-text></text:ruby><text:span text:style-name="T68">に</text:span><text:ruby text:style-name="Ru12"><text:ruby-base><text:span text:style-name="T69">残</text:span></text:ruby-base><text:ruby-text text:style-name="WW_CharRuby12">のこ</text:ruby-text></text:ruby><text:span text:style-name="T70">る</text:span><text:span text:style-name="T71"><text:s/></text:span><text:span text:style-name="T72">）んです。</text:span></text:p>
      <text:p text:style-name="P73"><text:tab/><text:tab/><text:tab/>　　<text:s text:c="3"/></text:p>
      <text:p text:style-name="P74"><text:span text:style-name="T75">ミラー</text:span><text:span text:style-name="T76"><text:s/></text:span><text:span text:style-name="T77">：</text:span><text:span text:style-name="T78"><text:s/></text:span><text:span text:style-name="T79">えっ、（</text:span><text:span text:style-name="T80"><text:s/></text:span><text:span text:style-name="T81">いっしょうに</text:span><text:ruby text:style-name="Ru13"><text:ruby-base><text:span text:style-name="T82">行</text:span></text:ruby-base><text:ruby-text text:style-name="WW_CharRuby13">い</text:ruby-text></text:ruby><text:span text:style-name="T83">かない</text:span><text:span text:style-name="T84"><text:s/></text:span><text:span text:style-name="T85">）んですか？</text:span></text:p>
      <text:p text:style-name="P86"/>
      <text:p text:style-name="P87"><text:span text:style-name="T88">小川</text:span><text:span text:style-name="T89"><text:s/></text:span><text:span text:style-name="T90">：</text:span><text:span text:style-name="T91"><text:s/></text:span><text:span text:style-name="T92">ええ。</text:span><text:ruby text:style-name="Ru14"><text:ruby-base><text:span text:style-name="T93">息子</text:span></text:ruby-base><text:ruby-text text:style-name="WW_CharRuby14">むすこ</text:ruby-text></text:ruby><text:span text:style-name="T94">は、</text:span><text:ruby text:style-name="Ru15"><text:ruby-base><text:span text:style-name="T95">来年</text:span></text:ruby-base><text:ruby-text text:style-name="WW_CharRuby15">らいねん</text:ruby-text></text:ruby><text:span text:style-name="T96">（</text:span><text:span text:style-name="T97"><text:s/></text:span><text:ruby text:style-name="Ru16"><text:ruby-base><text:span text:style-name="T98">大学</text:span></text:ruby-base><text:ruby-text text:style-name="WW_CharRuby16">だいがく</text:ruby-text></text:ruby><text:span text:style-name="T99">の</text:span><text:ruby text:style-name="Ru17"><text:ruby-base><text:span text:style-name="T100">入学試験</text:span></text:ruby-base><text:ruby-text text:style-name="WW_CharRuby17">にゅうがくしけん</text:ruby-text></text:ruby><text:span text:style-name="T101"><text:s/></text:span><text:span text:style-name="T102">）があるから、</text:span><text:span text:style-name="T103"><text:s/></text:span><text:span text:style-name="T104">（</text:span><text:span text:style-name="T105"><text:s/></text:span><text:ruby text:style-name="Ru18"><text:ruby-base><text:span text:style-name="T106">東京</text:span></text:ruby-base><text:ruby-text text:style-name="WW_CharRuby18">とうきょう</text:ruby-text></text:ruby><text:span text:style-name="T107">に</text:span><text:ruby text:style-name="Ru19"><text:ruby-base><text:span text:style-name="T108">残</text:span></text:ruby-base><text:ruby-text text:style-name="WW_CharRuby19">のこ</text:ruby-text></text:ruby><text:span text:style-name="T109">る）と</text:span><text:ruby text:style-name="Ru20"><text:ruby-base><text:span text:style-name="T110">言</text:span></text:ruby-base><text:ruby-text text:style-name="WW_CharRuby20">い</text:ruby-text></text:ruby><text:span text:style-name="T111">う</text:span></text:p>
      <text:p text:style-name="P112"><text:span text:style-name="T113"><text:s/></text:span><text:span text:style-name="T114">し、</text:span><text:ruby text:style-name="Ru21"><text:ruby-base><text:span text:style-name="T115">妻</text:span></text:ruby-base><text:ruby-text text:style-name="WW_CharRuby21">つま</text:ruby-text></text:ruby><text:span text:style-name="T116">も</text:span><text:span text:style-name="T117">（</text:span><text:span text:style-name="T118"><text:s/></text:span><text:ruby text:style-name="Ru22"><text:ruby-base><text:span text:style-name="T119">今</text:span></text:ruby-base><text:ruby-text text:style-name="WW_CharRuby22">いま</text:ruby-text></text:ruby><text:span text:style-name="T120">の</text:span><text:ruby text:style-name="Ru23"><text:ruby-base><text:span text:style-name="T121">会社</text:span></text:ruby-base><text:ruby-text text:style-name="WW_CharRuby23">かいしゃ</text:ruby-text></text:ruby><text:span text:style-name="T122">を</text:span><text:ruby text:style-name="Ru24"><text:ruby-base><text:span text:style-name="T123">辞</text:span></text:ruby-base><text:ruby-text text:style-name="WW_CharRuby24">や</text:ruby-text></text:ruby><text:span text:style-name="T124">めたくない</text:span><text:span text:style-name="T125"><text:s/></text:span><text:span text:style-name="T126">）と</text:span><text:ruby text:style-name="Ru25"><text:ruby-base><text:span text:style-name="T127">言</text:span></text:ruby-base><text:ruby-text text:style-name="WW_CharRuby25">い</text:ruby-text></text:ruby><text:span text:style-name="T128">うんです。</text:span></text:p>
      <text:p text:style-name="P129"><text:tab/><text:tab/></text:p>
      <text:p text:style-name="P130"><text:span text:style-name="T131">ミラー</text:span><text:span text:style-name="T132"><text:s/></text:span><text:span text:style-name="T133">：</text:span><text:span text:style-name="T134"><text:s/></text:span><text:span text:style-name="T135">それで、（</text:span><text:span text:style-name="T136"><text:s/></text:span><text:ruby text:style-name="Ru26"><text:ruby-base><text:span text:style-name="T137">別々</text:span></text:ruby-base><text:ruby-text text:style-name="WW_CharRuby26">べつべつ</text:ruby-text></text:ruby><text:span text:style-name="T138"><text:s text:c="2"/></text:span><text:span text:style-name="T139">に</text:span><text:ruby text:style-name="Ru27"><text:ruby-base><text:span text:style-name="T140">住</text:span></text:ruby-base><text:ruby-text text:style-name="WW_CharRuby27">す</text:ruby-text></text:ruby><text:span text:style-name="T141">む）んですね。</text:span></text:p>
      <text:p text:style-name="P142"/>
      <text:p text:style-name="P143"><text:span text:style-name="T144">小川</text:span><text:span text:style-name="T145"><text:s/></text:span><text:span text:style-name="T146">：</text:span><text:span text:style-name="T147"><text:s/></text:span><text:span text:style-name="T148">ええ。でも、（</text:span><text:span text:style-name="T149"><text:s/></text:span><text:ruby text:style-name="Ru28"><text:ruby-base><text:span text:style-name="T150">月</text:span></text:ruby-base><text:ruby-text text:style-name="WW_CharRuby28">つき</text:ruby-text></text:ruby><text:span text:style-name="T151">2</text:span><text:span text:style-name="T152">、３</text:span><text:ruby text:style-name="Ru29"><text:ruby-base><text:span text:style-name="T153">回</text:span></text:ruby-base><text:ruby-text text:style-name="WW_CharRuby29">かい</text:ruby-text></text:ruby><text:span text:style-name="T154">　</text:span><text:ruby text:style-name="Ru30"><text:ruby-base><text:span text:style-name="T155">週末</text:span></text:ruby-base><text:ruby-text text:style-name="WW_CharRuby30">しゅうまつ</text:ruby-text></text:ruby><text:span text:style-name="T156">に</text:span><text:span text:style-name="T157"><text:s/></text:span><text:span text:style-name="T158">）</text:span><text:ruby text:style-name="Ru31"><text:ruby-base><text:span text:style-name="T159">帰</text:span></text:ruby-base><text:ruby-text text:style-name="WW_CharRuby31">かえ</text:ruby-text></text:ruby><text:span text:style-name="T160">るつもりです。</text:span></text:p>
      <text:p text:style-name="P161"><text:tab/>　<text:s/></text:p>
      <text:p text:style-name="P162"><text:span text:style-name="T163">ミラー</text:span><text:span text:style-name="T164"><text:s/></text:span><text:span text:style-name="T165">：</text:span><text:span text:style-name="T166"><text:s/></text:span><text:span text:style-name="T167">（</text:span><text:span text:style-name="T168"><text:s/></text:span><text:ruby text:style-name="Ru32"><text:ruby-base><text:span text:style-name="T169">大変</text:span></text:ruby-base><text:ruby-text text:style-name="WW_CharRuby32">たいへん</text:ruby-text></text:ruby><text:span text:style-name="T170">ですね</text:span><text:span text:style-name="T171"><text:s/></text:span><text:span text:style-name="T172">）。</text:span></text:p>
      <text:p text:style-name="P173"/>
      <text:p text:style-name="P174"><text:span text:style-name="T175">小川</text:span><text:span text:style-name="T176"><text:s/></text:span><text:span text:style-name="T177">：</text:span><text:span text:style-name="T178"><text:s/></text:span><text:span text:style-name="T179">でも、いい</text:span><text:ruby text:style-name="Ru33"><text:ruby-base><text:span text:style-name="T180">チャンス</text:span></text:ruby-base><text:ruby-text text:style-name="WW_CharRuby33">ちゃんす</text:ruby-text></text:ruby><text:span text:style-name="T181">ですから、（</text:span><text:span text:style-name="T182"><text:s/></text:span><text:ruby text:style-name="Ru34"><text:ruby-base><text:span text:style-name="T183">料理</text:span></text:ruby-base><text:ruby-text text:style-name="WW_CharRuby34">りょうり</text:ruby-text></text:ruby><text:span text:style-name="T184">を</text:span><text:ruby text:style-name="Ru35"><text:ruby-base><text:span text:style-name="T185">習</text:span></text:ruby-base><text:ruby-text text:style-name="WW_CharRuby35">なら</text:ruby-text></text:ruby><text:span text:style-name="T186">お</text:span><text:span text:style-name="T187"><text:s/></text:span><text:span text:style-name="T188">）と</text:span><text:ruby text:style-name="Ru36"><text:ruby-base><text:span text:style-name="T189">思</text:span></text:ruby-base><text:ruby-text text:style-name="WW_CharRuby36">おも</text:ruby-text></text:ruby><text:span text:style-name="T190">っています。</text:span></text:p>
      <text:p text:style-name="P191"/>
      <text:p text:style-name="P192">ミラー<text:s/>：（<text:s/>それ<text:s/>）は、いいですね。</text:p>
      <text:p text:style-name="P193"/>
      <text:p text:style-name="P194">1.<text:s/>隣の人と次の会話をしましょう。下線の部分を変えて、会話をしましょう。</text:p>
      <text:p text:style-name="P195"/>
      <text:p text:style-name="P196">a)</text:p>
      <text:p text:style-name="P197"><text:tab/><text:s/><text:span text:style-name="T198">つか</text:span></text:p>
      <text:p text:style-name="P199">A：ああ、<text:span text:style-name="T200">疲れた</text:span>！</text:p>
      <text:list text:style-name="LFO1" text:continue-numbering="true">
        <text:list-item>
          <text:p text:style-name="P201">　　<text:s/><text:span text:style-name="T202">なか　　す</text:span></text:p>
        </text:list-item>
      </text:list>
      <text:list text:style-name="LFO2" text:continue-numbering="true">
        <text:list-item>
          <text:p text:style-name="P203"><text:span text:style-name="T204"><text:s/>i)<text:s/></text:span><text:span text:style-name="T205">お腹が空いた</text:span><text:span text:style-name="T206">!</text:span></text:p>
        </text:list-item>
        <text:list-item>
          <text:p text:style-name="P207"><text:span text:style-name="T208">　　のど　　かわ</text:span></text:p>
        </text:list-item>
        <text:list-item>
          <text:p text:style-name="P209"><text:span text:style-name="T210">ii)<text:s/></text:span><text:span text:style-name="T211">喉が渇いた</text:span><text:span text:style-name="T212">!</text:span></text:p>
        </text:list-item>
      </text:list>
      <text:p text:style-name="P213"/>
      <text:p text:style-name="P214"><text:span text:style-name="T215"><text:tab/></text:span><text:span text:style-name="T216"><text:s/></text:span><text:span text:style-name="T217">すこ</text:span><text:span text:style-name="T218"><text:s text:c="5"/></text:span><text:span text:style-name="T219">やす</text:span></text:p>
      <text:p text:style-name="P220"><text:span text:style-name="T221">B</text:span><text:span text:style-name="T222">：</text:span>じゃ、どこかで<text:span text:style-name="T223">少し休もう</text:span>。</text:p>
      <text:list text:style-name="LFO3" text:continue-numbering="true">
        <text:list-item>
          <text:p text:style-name="P224"><text:span text:style-name="T225">　　なに　　　たべ</text:span></text:p>
        </text:list-item>
      </text:list>
      <text:list text:style-name="LFO4" text:continue-numbering="true">
        <text:list-item>
          <text:p text:style-name="P226"><text:span text:style-name="T227">i)<text:s/></text:span><text:span text:style-name="T228">何かを食べよう。</text:span></text:p>
        </text:list-item>
        <text:list-item>
          <text:p text:style-name="P229"><text:span text:style-name="T230">　　　　　　</text:span><text:span text:style-name="T231"><text:s text:c="3"/></text:span><text:span text:style-name="T232">の</text:span></text:p>
        </text:list-item>
        <text:list-item>
          <text:p text:style-name="P233"><text:span text:style-name="T234">ii)<text:s/></text:span><text:span text:style-name="T235">ジュースとか飲もう</text:span></text:p>
        </text:list-item>
      </text:list>
      <text:p text:style-name="P236"/>
      <text:p text:style-name="P237"><text:span text:style-name="T238"><text:s text:c="10"/></text:span><text:span text:style-name="T239">きっさてん　　</text:span><text:span text:style-name="T240"><text:s/></text:span><text:span text:style-name="T241">はい</text:span></text:p>
      <text:p text:style-name="P242">A：あの喫茶店に入らない？</text:p>
      <text:p text:style-name="P243"/>
      <text:p text:style-name="P244">B：うん、そうしよう。</text:p>
      <text:p text:style-name="P245"/>
      <text:p text:style-name="P246"/>
      <text:p text:style-name="P247"><text:s/></text:p>
      <text:soft-page-break/>
      <text:p text:style-name="P248">b)</text:p>
      <text:p text:style-name="P249">　<text:span text:style-name="T250">はっぴょう　じゅんび</text:span></text:p>
      <text:p text:style-name="P251">A：<text:span text:style-name="T252">発表</text:span>の準備は、できましたか？</text:p>
      <text:list text:style-name="LFO5" text:continue-numbering="true">
        <text:list-item>
          <text:p text:style-name="P253">　　かいぎしつ</text:p>
        </text:list-item>
      </text:list>
      <text:list text:style-name="LFO6" text:continue-numbering="true">
        <text:list-item>
          <text:p text:style-name="P254">i)会議室</text:p>
        </text:list-item>
        <text:list-item>
          <text:p text:style-name="P255"><text:span text:style-name="T256">　</text:span><text:span text:style-name="T257">しゅちょう</text:span></text:p>
        </text:list-item>
        <text:list-item>
          <text:p text:style-name="P258">ii)<text:s/>出張</text:p>
        </text:list-item>
      </text:list>
      <text:p text:style-name="P259">　　　　　　</text:p>
      <text:p text:style-name="P260"><text:span text:style-name="T261"><text:tab/></text:span><text:span text:style-name="T262">　　　</text:span><text:span text:style-name="T263">しりょう　　こぴい</text:span><text:span text:style-name="T264"><text:tab/></text:span><text:span text:style-name="T265"><text:tab/></text:span><text:span text:style-name="T266"><text:tab/></text:span><text:span text:style-name="T267">　　　こぴい</text:span><text:span text:style-name="T268"><text:tab/></text:span><text:span text:style-name="T269">　おも</text:span></text:p>
      <text:p text:style-name="P270">B：えーと、まだ<text:span text:style-name="T271">資料をコピーして</text:span>いません。これから<text:span text:style-name="T272">コピーしよう</text:span>と思っていま<text:s/>す。</text:p>
      <text:list text:style-name="LFO7" text:continue-numbering="true">
        <text:list-item>
          <text:p text:style-name="P273">　　かいぎしつ　　ゆうやく　</text:p>
        </text:list-item>
      </text:list>
      <text:list text:style-name="LFO8" text:continue-numbering="true">
        <text:list-item>
          <text:p text:style-name="P274">i)<text:s/>会議室を要約して</text:p>
        </text:list-item>
        <text:list-item>
          <text:p text:style-name="P275"><text:span text:style-name="T276">　　　</text:span><text:span text:style-name="T277"><text:s text:c="2"/></text:span><text:span text:style-name="T278">ほんしゃ</text:span><text:span text:style-name="T279"><text:s text:c="6"/></text:span><text:span text:style-name="T280">しりょう　　おく</text:span></text:p>
        </text:list-item>
        <text:list-item>
          <text:p text:style-name="P281">ii)<text:s/>まだ、本社に資料を送って</text:p>
        </text:list-item>
      </text:list>
      <text:p text:style-name="P282"/>
      <text:p text:style-name="P283"/>
      <text:p text:style-name="P284">A：わかりました。</text:p>
      <text:p text:style-name="P285"/>
      <text:p text:style-name="P286"/>
      <text:p text:style-name="P287">c)</text:p>
      <text:p text:style-name="P288">　<text:span text:style-name="T289">なつやす</text:span><text:span text:style-name="T290"><text:tab/></text:span><text:span text:style-name="T291">　　　　なに　</text:span><text:span text:style-name="T292"><text:s text:c="2"/></text:span><text:span text:style-name="T293">よってい</text:span></text:p>
      <text:p text:style-name="P294">A：<text:span text:style-name="T295">夏休み</text:span>は、何か予定がありますか？</text:p>
      <text:p text:style-name="P296"/>
      <text:p text:style-name="P297"><text:span text:style-name="T298"><text:tab/></text:span><text:span text:style-name="T299">ほっかいどう　　りょこう</text:span></text:p>
      <text:p text:style-name="P300">B：ええ、<text:span text:style-name="T301">北海道を旅行する</text:span>つもりです。</text:p>
      <text:p text:style-name="P302"/>
      <text:p text:style-name="P303"/>
      <text:p text:style-name="P304">A：いいですね。どのくらいですか？</text:p>
      <text:p text:style-name="P305"/>
      <text:p text:style-name="P306">　<text:s text:c="2"/><text:span text:style-name="T307">とおか</text:span>　<text:s text:c="3"/><text:span text:style-name="T308">よってい</text:span></text:p>
      <text:p text:style-name="P309">B：<text:span text:style-name="T310">10<text:s/></text:span><text:span text:style-name="T311">日</text:span>の予定です。</text:p>
      <text:list text:style-name="LFO9" text:continue-numbering="true">
        <text:list-item>
          <text:p text:style-name="P312"/>
        </text:list-item>
      </text:list>
      <text:soft-page-break/>
      <text:list text:style-name="LFO10" text:continue-numbering="true">
        <text:list-item>
          <text:p text:style-name="P313">Deux semaines, environ cinq jours, etc.</text:p>
        </text:list-item>
      </text:list>
      <text:p text:style-name="P314"/>
      <text:p text:style-name="P315"/>
      <text:soft-page-break/>
      <text:p text:style-name="P316">2.</text:p>
      <text:p text:style-name="P317">a)<text:s/>会話を聞きましょう。</text:p>
      <text:list text:style-name="LFO10" text:continue-numbering="true">
        <text:list-item>
          <text:p text:style-name="P318">i)<text:s/>小川さんは、どうして来月から独身だと言いましたか？</text:p>
        </text:list-item>
        <text:list-item>
          <text:p text:style-name="P319">ii)<text:s/>ミラーさんは、どうして「おめでとうございます」と言いましたか？</text:p>
        </text:list-item>
        <text:list-item>
          <text:p text:style-name="P320"><text:s/>iii)<text:s/>小川さんの息子は、来年何がありますか？</text:p>
        </text:list-item>
        <text:list-item>
          <text:p text:style-name="P321">iv)<text:s/>小川さんの奥さんは、どうして大阪に行きたくありませんか？</text:p>
        </text:list-item>
        <text:list-item>
          <text:p text:style-name="P322">v)<text:s/>小川さんは、どのくらい東京に帰るつもりですか？</text:p>
        </text:list-item>
        <text:list-item>
          <text:p text:style-name="P323">vi)<text:s/>小川さんは、何をするチャンスだと思っていますか<text:span text:style-name="T324">？</text:span></text:p>
        </text:list-item>
      </text:list>
      <text:p text:style-name="P325"/>
      <text:p text:style-name="P326">c)<text:s/>「えっ？」は、どんなとき使いますか<text:span text:style-name="T327">？</text:span></text:p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name="WW_CharRuby1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4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5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6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7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8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9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0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1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2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3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4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5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6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7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8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19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0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1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2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3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4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5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6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7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8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29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0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1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2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3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4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5" style:family="text" style:parent-style-name="DefaultParagraphFont">
      <style:text-properties style:font-name="Yu Mincho" style:font-name-asian="Yu Mincho" fo:font-size="6pt" style:font-size-asian="6pt" style:font-size-complex="6pt"/>
    </style:style>
    <style:style style:name="WW_CharRuby36" style:family="text" style:parent-style-name="DefaultParagraphFont">
      <style:text-properties style:font-name="Yu Mincho" style:font-name-asian="Yu Mincho" fo:font-size="6pt" style:font-size-asian="6pt" style:font-size-complex="6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1-11-10T07:00:00Z</meta:creation-date>
    <dc:date>2021-11-24T06:32:00Z</dc:date>
    <meta:template xlink:href="Normal.dotm" xlink:type="simple"/>
    <meta:editing-cycles>38</meta:editing-cycles>
    <meta:editing-duration>PT8700S</meta:editing-duration>
    <meta:document-statistic meta:page-count="5" meta:paragraph-count="6" meta:word-count="522" meta:character-count="3498" meta:row-count="24" meta:non-whitespace-character-count="2982"/>
  </office:meta>
</office:document-meta>
</file>